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1.115cm" style:rel-column-width="632*"/>
    </style:style>
    <style:style style:name="Tabela1.B" style:family="table-column">
      <style:table-column-properties style:column-width="7.073cm" style:rel-column-width="4010*"/>
    </style:style>
    <style:style style:name="Tabela1.C" style:family="table-column">
      <style:table-column-properties style:column-width="2.937cm" style:rel-column-width="1665*"/>
    </style:style>
    <style:style style:name="Tabela1.A1" style:family="table-cell">
      <style:table-cell-properties fo:background-color="#cccccc" fo:padding="0.097cm" fo:border="0.018cm solid #000000">
        <style:background-image/>
      </style:table-cell-properties>
    </style:style>
    <style:style style:name="Tabela1.A2" style:family="table-cell">
      <style:table-cell-properties fo:padding="0.097cm" fo:border-left="0.018cm solid #000000" fo:border-right="none" fo:border-top="none" fo:border-bottom="0.018cm solid #000000"/>
    </style:style>
    <style:style style:name="Tabela1.E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a1.A5" style:family="table-cell">
      <style:table-cell-properties fo:background-color="#cccccc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.B6" style:family="table-cell" style:data-style-name="N37">
      <style:table-cell-properties fo:padding="0.097cm" fo:border-left="0.018cm solid #000000" fo:border-right="none" fo:border-top="none" fo:border-bottom="0.018cm solid #000000"/>
    </style:style>
    <style:style style:name="Tabela2" style:family="table">
      <style:table-properties style:width="17cm" table:align="margins" style:shadow="none"/>
    </style:style>
    <style:style style:name="Tabela2.A" style:family="table-column">
      <style:table-column-properties style:column-width="1.115cm" style:rel-column-width="632*"/>
    </style:style>
    <style:style style:name="Tabela2.B" style:family="table-column">
      <style:table-column-properties style:column-width="7.073cm" style:rel-column-width="4010*"/>
    </style:style>
    <style:style style:name="Tabela2.C" style:family="table-column">
      <style:table-column-properties style:column-width="2.937cm" style:rel-column-width="1665*"/>
    </style:style>
    <style:style style:name="Tabela2.A1" style:family="table-cell">
      <style:table-cell-properties fo:background-color="#cccccc" fo:padding="0.097cm" fo:border="0.018cm solid #000000">
        <style:background-image/>
      </style:table-cell-properties>
    </style:style>
    <style:style style:name="Tabela2.A2" style:family="table-cell">
      <style:table-cell-properties fo:padding="0.097cm" fo:border-left="0.018cm solid #000000" fo:border-right="none" fo:border-top="none" fo:border-bottom="0.018cm solid #000000"/>
    </style:style>
    <style:style style:name="Tabela2.E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a2.A5" style:family="table-cell">
      <style:table-cell-properties fo:background-color="#cccccc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7cm" table:align="margins" style:shadow="none"/>
    </style:style>
    <style:style style:name="Tabela3.A" style:family="table-column">
      <style:table-column-properties style:column-width="1.115cm" style:rel-column-width="632*"/>
    </style:style>
    <style:style style:name="Tabela3.B" style:family="table-column">
      <style:table-column-properties style:column-width="7.073cm" style:rel-column-width="4010*"/>
    </style:style>
    <style:style style:name="Tabela3.C" style:family="table-column">
      <style:table-column-properties style:column-width="8.812cm" style:rel-column-width="4995*"/>
    </style:style>
    <style:style style:name="Tabela3.A1" style:family="table-cell">
      <style:table-cell-properties fo:background-color="#cccccc" fo:padding="0.097cm" fo:border="0.018cm solid #000000">
        <style:background-image/>
      </style:table-cell-properties>
    </style:style>
    <style:style style:name="Tabela3.A2" style:family="table-cell">
      <style:table-cell-properties fo:padding="0.097cm" fo:border-left="0.018cm solid #000000" fo:border-right="none" fo:border-top="none" fo:border-bottom="0.018cm solid #000000"/>
    </style:style>
    <style:style style:name="Tabela3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shadow="none"/>
    </style:style>
    <style:style style:name="P3" style:family="paragraph" style:parent-style-name="Standard">
      <style:paragraph-properties style:shadow="non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style:shadow="none"/>
    </style:style>
    <style:style style:name="P7" style:family="paragraph" style:parent-style-name="Table_20_Contents">
      <style:paragraph-properties style:shadow="none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 style:font-style-complex="italic"/>
    </style:style>
    <style:style style:name="gr1" style:family="graphic">
      <style:graphic-properties draw:fill="solid" draw:fill-color="#ffff99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draw:text-style-name="P8" svg:width="3.927cm" svg:height="1.978cm" svg:x="12.873cm" svg:y="-1.028cm"><text:p text:style-name="P8">A granularidade</text:p><text:p text:style-name="P8">indica a qtde de</text:p><text:p text:style-name="P8">Colunas (e respostas)</text:p><draw:enhanced-geometry svg:viewBox="0 0 21600 21600" draw:text-areas="800 800 20800 20800" draw:type="round-rectangular-callout" draw:modifiers="5664.30175123485 24911.22994652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2">Perfil</text:span>: Aluno <text:span text:style-name="T2">Formulário</text:span>: Disciplinas Normais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row>
          <table:table-cell table:style-name="Tabela1.A1" table:number-columns-spanned="5" office:value-type="string">
            <text:p text:style-name="P7">Bloco 1) Auto avaliação (<text:span text:style-name="T5">Granularidade por turma e professor</text:span>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><text:span text:style-name="T2">Disciplina A</text:span></text:p>
          </table:table-cell>
          <table:table-cell table:style-name="Tabela1.A2" office:value-type="string">
            <text:p text:style-name="P3">Disciplina B</text:p>
          </table:table-cell>
          <table:table-cell table:style-name="Tabela1.E2" office:value-type="string">
            <text:p text:style-name="P2"><text:span text:style-name="T2">Disciplina C</text:span></text:p>
          </table:table-cell>
        </table:table-row>
        <table:table-row>
          <table:covered-table-cell/>
          <table:table-cell table:style-name="Tabela1.A2" office:value-type="string">
            <text:p text:style-name="P6">1.1) A minha aprendizagem é</text:p>
          </table:table-cell>
          <table:table-cell table:style-name="Tabela1.A2" office:value-type="string">
            <text:p text:style-name="P6">A- plenamente</text:p>
            <text:p text:style-name="P6">...</text:p>
            <text:p text:style-name="P6">K-Sem cond...</text:p>
          </table:table-cell>
          <table:table-cell table:style-name="Tabela1.A2" office:value-type="string">
            <text:p text:style-name="P6">A- plenamente</text:p>
            <text:p text:style-name="P6">...</text:p>
            <text:p text:style-name="P6">K-Sem cond...</text:p>
          </table:table-cell>
          <table:table-cell table:style-name="Tabela1.E2" office:value-type="string">
            <text:p text:style-name="P6">A- plenamente</text:p>
            <text:p text:style-name="P6">...</text:p>
            <text:p text:style-name="P6">K-Sem cond...</text:p>
          </table:table-cell>
        </table:table-row>
        <table:table-row>
          <table:covered-table-cell/>
          <table:table-cell table:style-name="Tabela1.A2" office:value-type="string">
            <text:p text:style-name="P6">1.2) Meu esforço destinado...</text:p>
          </table:table-cell>
          <table:table-cell table:style-name="Tabela1.A2" office:value-type="string">
            <text:p text:style-name="P6">A- plenamente</text:p>
            <text:p text:style-name="P6">...</text:p>
          </table:table-cell>
          <table:table-cell table:style-name="Tabela1.A2" office:value-type="string">
            <text:p text:style-name="P6">A- plenamente</text:p>
            <text:p text:style-name="P6">...</text:p>
          </table:table-cell>
          <table:table-cell table:style-name="Tabela1.E2" office:value-type="string">
            <text:p text:style-name="P6">A- plenamente</text:p>
            <text:p text:style-name="P6">...</text:p>
          </table:table-cell>
        </table:table-row>
        <table:table-row>
          <table:table-cell table:style-name="Tabela1.A5" table:number-columns-spanned="5" office:value-type="string">
            <text:p text:style-name="P7">Bloco 3) Avaliação do curso (<text:span text:style-name="T5">Granularidade por curso do contrato</text:span>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/>
          </table:table-cell>
          <table:table-cell table:style-name="Tabela1.B6">
            <text:p text:style-name="P6"/>
          </table:table-cell>
          <table:table-cell table:style-name="Tabela1.A2" table:number-columns-spanned="2" office:value-type="string">
            <text:p text:style-name="P7">Curso A</text:p>
          </table:table-cell>
          <table:covered-table-cell/>
          <table:table-cell table:style-name="Tabela1.E2" office:value-type="string">
            <text:p text:style-name="P7">Curso B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>3.1) Os conteúdos e atividades são...</text:p>
          </table:table-cell>
          <table:table-cell table:style-name="Tabela1.A2" table:number-columns-spanned="2" office:value-type="string">
            <text:p text:style-name="P6">A – plenamente adequados...</text:p>
            <text:p text:style-name="P6">…</text:p>
            <text:p text:style-name="P6">K – sem condições de opinar</text:p>
          </table:table-cell>
          <table:covered-table-cell/>
          <table:table-cell table:style-name="Tabela1.E2" office:value-type="string">
            <text:p text:style-name="P6">A – plenamente</text:p>
            <text:p text:style-name="P6">…</text:p>
            <text:p text:style-name="P6">K – sem cond...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>3.2) A distribuição do número de horas</text:p>
          </table:table-cell>
          <table:table-cell table:style-name="Tabela1.A2" table:number-columns-spanned="2" office:value-type="string">
            <text:p text:style-name="P6">A – plenamente adequados...</text:p>
          </table:table-cell>
          <table:covered-table-cell/>
          <table:table-cell table:style-name="Tabela1.E2" office:value-type="string">
            <text:p text:style-name="P6">A – plenamente</text:p>
          </table:table-cell>
        </table:table-row>
        <table:table-row>
          <table:table-cell table:style-name="Tabela1.A5" table:number-columns-spanned="5" office:value-type="string">
            <text:p text:style-name="P7">Bloco 5) Informações gerais (<text:span text:style-name="T5">Granularidade por instituição</text:span>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>5.1) Você exerce atividade profissional..</text:p>
          </table:table-cell>
          <table:table-cell table:style-name="Tabela1.E2" table:number-columns-spanned="3" office:value-type="string">
            <text:p text:style-name="P6">( <text:s/>) Sim ( <text:s/>) Não</text:p>
          </table:table-cell>
          <table:covered-table-cell/>
          <table:covered-table-cell/>
        </table:table-row>
      </table:table>
      <text:p text:style-name="Standard"/>
      <text:p text:style-name="P4"><text:span text:style-name="T2">Perfil</text:span>: Aluno <text:span text:style-name="T2">Formulário</text:span>: Disciplinas Estágio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row>
          <table:table-cell table:style-name="Tabela2.A1" table:number-columns-spanned="5" office:value-type="string">
            <text:p text:style-name="P7">Bloco 1) Avaliação do orientador (<text:span text:style-name="T5">Granularidade por disciplina de estágio</text:span>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rows-spanned="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><text:span text:style-name="T2">Disciplina A</text:span></text:p>
          </table:table-cell>
          <table:table-cell table:style-name="Tabela2.A2" office:value-type="string">
            <text:p text:style-name="P3">Disciplina B</text:p>
          </table:table-cell>
          <table:table-cell table:style-name="Tabela2.E2" office:value-type="string">
            <text:p text:style-name="P2"><text:span text:style-name="T2">Disciplina C</text:span></text:p>
          </table:table-cell>
        </table:table-row>
        <table:table-row>
          <table:covered-table-cell/>
          <table:table-cell table:style-name="Tabela2.A2" office:value-type="string">
            <text:p text:style-name="P6">1.1) O conhecimento do orientador é</text:p>
          </table:table-cell>
          <table:table-cell table:style-name="Tabela2.A2" office:value-type="string">
            <text:p text:style-name="P6">A- plenamente</text:p>
            <text:p text:style-name="P6">...</text:p>
            <text:p text:style-name="P6">K-Sem cond...</text:p>
          </table:table-cell>
          <table:table-cell table:style-name="Tabela2.A2" office:value-type="string">
            <text:p text:style-name="P6">A- plenamente</text:p>
            <text:p text:style-name="P6">...</text:p>
            <text:p text:style-name="P6">K-Sem cond...</text:p>
          </table:table-cell>
          <table:table-cell table:style-name="Tabela2.E2" office:value-type="string">
            <text:p text:style-name="P6">A- plenamente</text:p>
            <text:p text:style-name="P6">...</text:p>
            <text:p text:style-name="P6">K-Sem cond...</text:p>
          </table:table-cell>
        </table:table-row>
        <table:table-row>
          <table:covered-table-cell/>
          <table:table-cell table:style-name="Tabela2.A2" office:value-type="string">
            <text:p text:style-name="P6">1.2) A orientação para os procedimentos</text:p>
          </table:table-cell>
          <table:table-cell table:style-name="Tabela2.A2" office:value-type="string">
            <text:p text:style-name="P6">A- plenamente</text:p>
            <text:p text:style-name="P6">...</text:p>
          </table:table-cell>
          <table:table-cell table:style-name="Tabela2.A2" office:value-type="string">
            <text:p text:style-name="P6">A- plenamente</text:p>
            <text:p text:style-name="P6">...</text:p>
          </table:table-cell>
          <table:table-cell table:style-name="Tabela2.E2" office:value-type="string">
            <text:p text:style-name="P6">A- plenamente</text:p>
            <text:p text:style-name="P6">...</text:p>
          </table:table-cell>
        </table:table-row>
        <table:table-row>
          <table:table-cell table:style-name="Tabela2.A5" table:number-columns-spanned="5" office:value-type="string">
            <text:p text:style-name="P7">Bloco 2) Avaliação do estágio (<text:span text:style-name="T5">Granularidade por instituição</text:span>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>2.1) O estágio, para sua formação...</text:p>
          </table:table-cell>
          <table:table-cell table:style-name="Tabela2.E2" table:number-columns-spanned="3" office:value-type="string">
            <text:p text:style-name="P6">A- contribuiu muito</text:p>
            <text:p text:style-name="P6"><draw:custom-shape text:anchor-type="paragraph" draw:z-index="1" draw:style-name="gr1" draw:text-style-name="P8" svg:width="3.788cm" svg:height="1.782cm" svg:x="4.366cm" svg:y="0.243cm"><text:p text:style-name="P8">Cada questão terá</text:p><text:p text:style-name="P8">Um tipo: Combo,</text:p><text:p text:style-name="P8">Radio, Text</text:p><draw:enhanced-geometry svg:viewBox="0 0 21600 21600" draw:text-areas="800 800 20800 20800" draw:type="round-rectangular-callout" draw:modifiers="2061.45251396648 -6388.130563798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B- contribuiu</text:p>
            <text:p text:style-name="P6">...</text:p>
            <text:p text:style-name="P6">K-Sem cond...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>2.2) Sugestões</text:p>
          </table:table-cell>
          <table:table-cell table:style-name="Tabela2.E2" table:number-columns-spanned="3" office:value-type="string">
            <text:p text:style-name="P6">&lt;questão aberta&gt;</text:p>
          </table:table-cell>
          <table:covered-table-cell/>
          <table:covered-table-cell/>
        </table:table-row>
      </table:table>
      <text:p text:style-name="P4"><text:span text:style-name="T2"/></text:p>
      <text:p text:style-name="P4"><text:span text:style-name="T2">Perfil</text:span>: Aluno <text:span text:style-name="T2">Formulário</text:span>: Serviços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7">Bloco 1) Avaliação dos serviços e recursos (<text:span text:style-name="T5">Granularidade por instituição</text:span>)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>2.1) Os recursos de informática</text:p>
          </table:table-cell>
          <table:table-cell table:style-name="Tabela3.C2" office:value-type="string">
            <text:p text:style-name="P6">A- plenamente adequados</text:p>
            <text:p text:style-name="P6">B- adequados</text:p>
            <text:p text:style-name="P6">...</text:p>
            <text:p text:style-name="P6">K-Sem cond...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>2.2) As instalações físiccas</text:p>
          </table:table-cell>
          <table:table-cell table:style-name="Tabela3.C2" office:value-type="string">
            <text:p text:style-name="P6">A- plenamente adequadas</text:p>
            <text:p text:style-name="P6">B- adequadas</text:p>
            <text:p text:style-name="P6">K-Sem cond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8-24T10:37:18</meta:creation-date>
    <dc:date>2011-08-24T11:03:07</dc:date>
    <dc:creator>pablo </dc:creator>
    <meta:editing-duration>PT00H25M49S</meta:editing-duration>
    <meta:editing-cycles>10</meta:editing-cycles>
    <meta:generator>OpenOffice.org/3.2$Linux OpenOffice.org_project/320m12$Build-9483</meta:generator>
    <meta:document-statistic meta:table-count="3" meta:image-count="0" meta:object-count="0" meta:page-count="1" meta:paragraph-count="79" meta:word-count="245" meta:character-count="1535"/>
  </office:meta>
</office:document-meta>
</file>